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-0.203cm" fo:margin-top="0cm" fo:margin-bottom="0cm" table:align="left" style:writing-mode="lr-tb"/>
    </style:style>
    <style:style style:name="Table1.A" style:family="table-column">
      <style:table-column-properties style:column-width="3.771cm"/>
    </style:style>
    <style:style style:name="Table1.B" style:family="table-column">
      <style:table-column-properties style:column-width="3.6cm"/>
    </style:style>
    <style:style style:name="Table1.C" style:family="table-column">
      <style:table-column-properties style:column-width="9.139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fo:padding-left="0.423cm" fo:padding-right="0.212cm" fo:padding-top="0.212cm" fo:padding-bottom="0.212cm" fo:border="none"/>
    </style:style>
    <style:style style:name="Table1.B1" style:family="table-cell">
      <style:table-cell-properties fo:padding="0.212cm" fo:border="none"/>
    </style:style>
    <style:style style:name="Table1.9" style:family="table-row">
      <style:table-row-properties style:min-row-height="1.27cm" fo:keep-together="auto"/>
    </style:style>
    <style:style style:name="P1" style:family="paragraph" style:parent-style-name="Standard">
      <loext:graphic-properties draw:fill="solid" draw:fill-color="#ffffff"/>
      <style:paragraph-properties fo:background-color="#ffffff"/>
      <style:text-properties style:font-name="Times New Roman" fo:font-size="12pt" officeooo:paragraph-rsid="000299d9" style:font-name-asian="Times New Roman1" style:font-size-asian="12pt" style:font-name-complex="Times New Roman1" style:font-size-complex="12pt" fo:background-color="#ffffff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style:font-name="Times New Roman" fo:font-size="12pt" officeooo:paragraph-rsid="000299d9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fo:font-weight="bold" officeooo:paragraph-rsid="000299d9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loext:graphic-properties draw:fill="solid" draw:fill-color="#ffffff"/>
      <style:paragraph-properties fo:line-height="121%" fo:background-color="#ffffff"/>
      <style:text-properties officeooo:paragraph-rsid="000299d9"/>
    </style:style>
    <style:style style:name="P5" style:family="paragraph" style:parent-style-name="Standard">
      <style:text-properties officeooo:paragraph-rsid="000299d9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officeooo:paragraph-rsid="000299d9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fo:font-weight="bold" officeooo:paragraph-rsid="000299d9" style:font-weight-asian="bold" style:font-weight-complex="bold"/>
    </style:style>
    <style:style style:name="P8" style:family="paragraph" style:parent-style-name="Standard" style:master-page-name="Standard">
      <loext:graphic-properties draw:fill="solid" draw:fill-color="#ffffff"/>
      <style:paragraph-properties style:page-number="1" fo:background-color="#ffffff"/>
      <style:text-properties officeooo:paragraph-rsid="000299d9"/>
    </style:style>
    <style:style style:name="P9" style:family="paragraph" style:parent-style-name="Standard" style:list-style-name="WWNum1">
      <loext:graphic-properties draw:fill="solid" draw:fill-color="#ffffff"/>
      <style:paragraph-properties fo:margin-top="0.388cm" fo:margin-bottom="0cm" loext:contextual-spacing="false" fo:line-height="100%" fo:background-color="#ffffff"/>
      <style:text-properties officeooo:paragraph-rsid="000299d9"/>
    </style:style>
    <style:style style:name="P10" style:family="paragraph" style:parent-style-name="Standard" style:list-style-name="WWNum2">
      <loext:graphic-properties draw:fill="solid" draw:fill-color="#ffffff"/>
      <style:paragraph-properties fo:margin-top="0.388cm" fo:margin-bottom="0cm" loext:contextual-spacing="false" fo:line-height="100%" fo:background-color="#ffffff"/>
      <style:text-properties officeooo:paragraph-rsid="000299d9"/>
    </style:style>
    <style:style style:name="P11" style:family="paragraph" style:parent-style-name="Standard" style:list-style-name="WWNum3">
      <loext:graphic-properties draw:fill="solid" draw:fill-color="#ffffff"/>
      <style:paragraph-properties fo:margin-top="0.388cm" fo:margin-bottom="0cm" loext:contextual-spacing="false" fo:line-height="100%" fo:background-color="#ffffff"/>
      <style:text-properties officeooo:paragraph-rsid="000299d9"/>
    </style:style>
    <style:style style:name="P12" style:family="paragraph" style:parent-style-name="Standard" style:list-style-name="WWNum1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00299d9"/>
    </style:style>
    <style:style style:name="P13" style:family="paragraph" style:parent-style-name="Standard" style:list-style-name="WWNum2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00299d9"/>
    </style:style>
    <style:style style:name="P14" style:family="paragraph" style:parent-style-name="Standard" style:list-style-name="WWNum3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00299d9"/>
    </style:style>
    <style:style style:name="P15" style:family="paragraph" style:parent-style-name="Standard" style:list-style-name="WWNum1">
      <loext:graphic-properties draw:fill="solid" draw:fill-color="#ffffff"/>
      <style:paragraph-properties fo:margin-top="0cm" fo:margin-bottom="0.388cm" loext:contextual-spacing="false" fo:line-height="100%" fo:background-color="#ffffff"/>
      <style:text-properties officeooo:paragraph-rsid="000299d9"/>
    </style:style>
    <style:style style:name="P16" style:family="paragraph" style:parent-style-name="Standard" style:list-style-name="WWNum2">
      <loext:graphic-properties draw:fill="solid" draw:fill-color="#ffffff"/>
      <style:paragraph-properties fo:margin-top="0cm" fo:margin-bottom="0.388cm" loext:contextual-spacing="false" fo:line-height="100%" fo:background-color="#ffffff"/>
      <style:text-properties officeooo:paragraph-rsid="000299d9"/>
    </style:style>
    <style:style style:name="P17" style:family="paragraph" style:parent-style-name="Standard" style:list-style-name="WWNum3">
      <loext:graphic-properties draw:fill="solid" draw:fill-color="#ffffff"/>
      <style:paragraph-properties fo:margin-top="0cm" fo:margin-bottom="0.388cm" loext:contextual-spacing="false" fo:line-height="100%" fo:background-color="#ffffff"/>
      <style:text-properties officeooo:paragraph-rsid="000299d9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.388cm" fo:margin-bottom="0.388cm" loext:contextual-spacing="false" fo:line-height="100%" fo:text-indent="0cm" style:auto-text-indent="false" fo:background-color="#ffffff"/>
      <style:text-properties officeooo:paragraph-rsid="000299d9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.388cm" fo:margin-bottom="0.388cm" loext:contextual-spacing="false" fo:line-height="100%" fo:text-indent="0cm" style:auto-text-indent="false" fo:background-color="#ffffff"/>
      <style:text-properties fo:font-weight="bold" officeooo:paragraph-rsid="000299d9" style:font-weight-asian="bold" style:font-weight-complex="bold"/>
    </style:style>
    <style:style style:name="P20" style:family="paragraph" style:parent-style-name="Standard">
      <loext:graphic-properties draw:fill="solid" draw:fill-color="#ffffff"/>
      <style:paragraph-properties fo:margin-top="0.388cm" fo:margin-bottom="0.388cm" loext:contextual-spacing="false" fo:line-height="100%" fo:background-color="#ffffff"/>
      <style:text-properties officeooo:paragraph-rsid="000299d9"/>
    </style:style>
    <style:style style:name="P21" style:family="paragraph" style:parent-style-name="Standard">
      <loext:graphic-properties draw:fill="solid" draw:fill-color="#ffffff"/>
      <style:paragraph-properties fo:margin-top="0.529cm" fo:margin-bottom="0.529cm" loext:contextual-spacing="false" fo:line-height="100%" fo:background-color="#ffffff"/>
      <style:text-properties officeooo:paragraph-rsid="000299d9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3" style:family="text">
      <style:text-properties style:font-name="Times New Roman" fo:font-size="12pt" officeooo:rsid="000299d9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officeooo:rsid="000299d9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officeooo:rsid="000299d9" style:font-name-asian="Times New Roman1" style:font-size-asian="12pt" style:font-weight-asian="bold" style:font-name-complex="Times New Roman1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tab/><text:tab/><text:tab/><text:tab/></text:span><text:span text:style-name="T6">HTML/CSS Assignment</text:span></text:p>
      <text:p text:style-name="P6"><text:span text:style-name="T1"/></text:p>
      <text:p text:style-name="P6"><text:span text:style-name="T1">1</text:span><text:span text:style-name="T4">.How are inline and block elements different from each other?</text:span></text:p>
      <text:p text:style-name="P6"><text:span text:style-name="T2">A block-level element always starts on a new line and takes up the full width available.Example-&lt;form&gt;,&lt;h1&gt;-&lt;h6&gt;,&lt;header&gt;,&lt;hr&gt;</text:span></text:p>
      <text:p text:style-name="P6"><text:span text:style-name="T2">An inline element does not start on a new line and only takes up as much width as necessary.Example-&lt;a&gt;&lt;span&gt;&lt;textarea&gt;</text:span></text:p>
      <text:p text:style-name="P1"/>
      <text:p text:style-name="P7"><text:span text:style-name="T1">2.Explain the difference between visibility:hidden and display:none</text:span></text:p>
      <text:p text:style-name="P4"><text:span text:style-name="T1">visibility:hidden hides the element, but it still takes up space in the layout. display:none removes the element from the document. It does not take up any space.</text:span></text:p>
      <text:p text:style-name="P2"/>
      <text:p text:style-name="P7"><text:span text:style-name="T1">3. Explain the clear and float properties.</text:span></text:p>
      <text:p text:style-name="P6"><text:span text:style-name="T1">The float property is used for positioning and formatting content .</text:span></text:p>
      <text:list xml:id="list1043911247" text:style-name="WWNum1">
        <text:list-item>
          <text:p text:style-name="P9"><text:span text:style-name="T1">left - The element floats to the left of its container</text:span></text:p>
        </text:list-item>
        <text:list-item>
          <text:p text:style-name="P12"><text:span text:style-name="T1">right- The element floats to the right of its container</text:span></text:p>
        </text:list-item>
        <text:list-item>
          <text:p text:style-name="P12"><text:span text:style-name="T1">none - The element does not float (will be displayed just where it occurs in the text). This is default</text:span></text:p>
        </text:list-item>
        <text:list-item>
          <text:p text:style-name="P15"><text:span text:style-name="T1">inherit - The element inherits the float value of its parent</text:span></text:p>
        </text:list-item>
      </text:list>
      <text:p text:style-name="P6"><text:span text:style-name="T1">The clear property specifies what elements can float beside the cleared element and on which side.</text:span></text:p>
      <text:list xml:id="list367628522" text:style-name="WWNum2">
        <text:list-item>
          <text:p text:style-name="P10"><text:span text:style-name="T1">none - Allows floating elements on both sides. This is default</text:span></text:p>
        </text:list-item>
        <text:list-item>
          <text:p text:style-name="P13"><text:span text:style-name="T1">left - No floating elements allowed on the left side</text:span></text:p>
        </text:list-item>
        <text:list-item>
          <text:p text:style-name="P13"><text:span text:style-name="T1">right- No floating elements allowed on the right side</text:span></text:p>
        </text:list-item>
        <text:list-item>
          <text:p text:style-name="P13"><text:span text:style-name="T1">both - No floating elements allowed on either the left or the right side</text:span></text:p>
        </text:list-item>
        <text:list-item>
          <text:p text:style-name="P16"><text:span text:style-name="T1">inherit - The element inherits the clear value of its parent</text:span></text:p>
        </text:list-item>
      </text:list>
      <text:p text:style-name="P19"><text:span text:style-name="T1">4. explain difference between absolute, relative,fixed and static.</text:span></text:p>
      <text:p text:style-name="P18"><text:span text:style-name="T1">Static</text:span></text:p>
      <text:p text:style-name="P20"><text:span text:style-name="T1">An element with static is not positioned in any special way; it is always positioned according to the normal flow of the page. Positioned static by default.</text:span></text:p>
      <text:p text:style-name="P18"><text:span text:style-name="T1">Relative</text:span></text:p>
      <text:p text:style-name="P20"><text:span text:style-name="T1">Positioned relative to its normal position.Relatively-positioned element will cause it to be adjusted away from its normal position. </text:span></text:p>
      <text:p text:style-name="P20"><text:span text:style-name="T1">Fixed</text:span></text:p>
      <text:p text:style-name="P20"><text:span text:style-name="T2">Positioned relative to the viewport, which means it always stays in the same place even if the page is scrolled.</text:span></text:p>
      <text:p text:style-name="P18"><text:span text:style-name="T2">Absolute</text:span></text:p>
      <text:p text:style-name="P18"><text:soft-page-break/><text:span text:style-name="T2">Positioned relative to the nearest positioned ancestor</text:span></text:p>
      <text:p text:style-name="P7"><text:span text:style-name="T1">5. Write the HTML code to create a table in which there are 4 columns( ID , Employee Name, Designation, Department) and at least 6 rows. Also do some styling to it.</text:span></text:p>
      <text:p text:style-name="P6"><text:span text:style-name="T1">//Attached </text:span></text:p>
      <text:p text:style-name="P2"/>
      <text:p text:style-name="P7"><text:span text:style-name="T1">6. Why do we use meta tags?</text:span></text:p>
      <text:p text:style-name="P6"><text:span text:style-name="T1">Metadata is data (information) about data.</text:span></text:p>
      <text:p text:style-name="P6"><text:span text:style-name="T1">Meta elements are used to specify page description, keywords, author of the document, last modified, and other metadata.</text:span></text:p>
      <text:p text:style-name="P6"><text:span text:style-name="T1">&lt;meta&gt; tags always go inside the &lt;head&gt; element.</text:span></text:p>
      <text:p text:style-name="P6"><text:span text:style-name="T1">Metadata is always passed as name/value pairs.</text:span></text:p>
      <text:p text:style-name="P6"><text:span text:style-name="T1">Example-</text:span></text:p>
      <text:p text:style-name="P6"><text:span text:style-name="T2"><text:s/></text:span><text:span text:style-name="T1">&lt;meta charset="UTF-8"&gt;</text:span></text:p>
      <text:p text:style-name="P6"><text:span text:style-name="T2"><text:s text:c="2"/></text:span><text:span text:style-name="T1">&lt;meta name="description" content="Free Web tutorials"&gt;</text:span></text:p>
      <text:p text:style-name="P6"><text:span text:style-name="T2"><text:s text:c="2"/></text:span><text:span text:style-name="T1">&lt;meta name="keywords" content="HTML,CSS,XML,JavaScript"&gt;</text:span></text:p>
      <text:p text:style-name="P6"><text:span text:style-name="T2"><text:s text:c="2"/></text:span><text:span text:style-name="T1">&lt;meta name="author" content="John Doe"&gt;</text:span></text:p>
      <text:p text:style-name="P6"><text:span text:style-name="T2"><text:s text:c="2"/></text:span><text:span text:style-name="T1">&lt;meta name="viewport" content="width=device-width, initial-scale=1.0"&gt;</text:span></text:p>
      <text:p text:style-name="P2"/>
      <text:p text:style-name="P7"><text:span text:style-name="T1">7. Explain box model. <text:s/></text:span></text:p>
      <text:list xml:id="list1436639812" text:style-name="WWNum3">
        <text:list-item>
          <text:p text:style-name="P11"><text:span text:style-name="T1">Content - The content of the box, where text and images appear</text:span></text:p>
        </text:list-item>
        <text:list-item>
          <text:p text:style-name="P14"><text:span text:style-name="T1">Padding - Clears an area around the content. The padding is transparent</text:span></text:p>
        </text:list-item>
        <text:list-item>
          <text:p text:style-name="P14"><text:span text:style-name="T1">Border - A border that goes around the padding and content</text:span></text:p>
        </text:list-item>
        <text:list-item>
          <text:p text:style-name="P17"><text:span text:style-name="T1">Margin - Clears an area outside the border. The margin is transparent</text:span></text:p>
        </text:list-item>
      </text:list>
      <text:p text:style-name="P2"/>
      <text:p text:style-name="P7"><text:span text:style-name="T1">8. What are the different types of CSS Selectors? 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pan text:style-name="T1">Selector</text:span></text:p>
          </table:table-cell>
          <table:table-cell table:style-name="Table1.B1" office:value-type="string">
            <text:p text:style-name="P21"><text:span text:style-name="T1">Example</text:span></text:p>
          </table:table-cell>
          <table:table-cell table:style-name="Table1.B1" office:value-type="string">
            <text:p text:style-name="P21"><text:span text:style-name="T1">Example description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T1">.class</text:span></text:p>
          </table:table-cell>
          <table:table-cell table:style-name="Table1.B1" office:value-type="string">
            <text:p text:style-name="P21"><text:span text:style-name="T1">.intro</text:span></text:p>
          </table:table-cell>
          <table:table-cell table:style-name="Table1.B1" office:value-type="string">
            <text:p text:style-name="P21"><text:span text:style-name="T1">Selects all elements with class="intro"</text:span></text:p>
          </table:table-cell>
        </table:table-row>
        <table:table-row table:style-name="Table1.1">
          <table:table-cell table:style-name="Table1.A1" office:value-type="string">
            <text:p text:style-name="P21"><text:a xlink:type="simple" xlink:href="https://www.w3schools.com/cssref/sel_id.asp" text:style-name="ListLabel_20_56" text:visited-style-name="ListLabel_20_56"><text:span text:style-name="ListLabel_20_28"><text:span text:style-name="T1">#id</text:span></text:span></text:a></text:p>
          </table:table-cell>
          <table:table-cell table:style-name="Table1.B1" office:value-type="string">
            <text:p text:style-name="P21"><text:span text:style-name="T1">#firstname</text:span></text:p>
          </table:table-cell>
          <table:table-cell table:style-name="Table1.B1" office:value-type="string">
            <text:p text:style-name="P21"><text:span text:style-name="T1">Selects the element with id="firstname"</text:span></text:p>
          </table:table-cell>
        </table:table-row>
        <table:table-row table:style-name="Table1.1">
          <table:table-cell table:style-name="Table1.A1" office:value-type="string">
            <text:p text:style-name="P21"><text:a xlink:type="simple" xlink:href="https://www.w3schools.com/cssref/sel_all.asp" text:style-name="ListLabel_20_56" text:visited-style-name="ListLabel_20_56"><text:span text:style-name="ListLabel_20_28"><text:span text:style-name="T1">*</text:span></text:span></text:a></text:p>
          </table:table-cell>
          <table:table-cell table:style-name="Table1.B1" office:value-type="string">
            <text:p text:style-name="P21"><text:span text:style-name="T1">*</text:span></text:p>
          </table:table-cell>
          <table:table-cell table:style-name="Table1.B1" office:value-type="string">
            <text:p text:style-name="P21"><text:span text:style-name="T1">Selects all elements</text:span></text:p>
          </table:table-cell>
        </table:table-row>
        <table:table-row table:style-name="Table1.1">
          <table:table-cell table:style-name="Table1.A1" office:value-type="string">
            <text:p text:style-name="P21"><text:a xlink:type="simple" xlink:href="https://www.w3schools.com/cssref/sel_element.asp" text:style-name="ListLabel_20_56" text:visited-style-name="ListLabel_20_56"><text:span text:style-name="ListLabel_20_28"><text:span text:style-name="T1">element</text:span></text:span></text:a></text:p>
          </table:table-cell>
          <table:table-cell table:style-name="Table1.B1" office:value-type="string">
            <text:p text:style-name="P21"><text:span text:style-name="T1">p</text:span></text:p>
          </table:table-cell>
          <table:table-cell table:style-name="Table1.B1" office:value-type="string">
            <text:p text:style-name="P21"><text:span text:style-name="T1">Selects all &lt;p&gt; elements</text:span></text:p>
          </table:table-cell>
        </table:table-row>
        <table:table-row table:style-name="Table1.1">
          <table:table-cell table:style-name="Table1.A1" office:value-type="string">
            <text:p text:style-name="P21"><text:a xlink:type="simple" xlink:href="https://www.w3schools.com/cssref/sel_element_comma.asp" text:style-name="ListLabel_20_56" text:visited-style-name="ListLabel_20_56"><text:span text:style-name="ListLabel_20_28"><text:span text:style-name="T1">element,element</text:span></text:span></text:a></text:p>
          </table:table-cell>
          <table:table-cell table:style-name="Table1.B1" office:value-type="string">
            <text:p text:style-name="P21"><text:span text:style-name="T1">div, p</text:span></text:p>
          </table:table-cell>
          <table:table-cell table:style-name="Table1.B1" office:value-type="string">
            <text:p text:style-name="P21"><text:span text:style-name="T1">Selects all &lt;div&gt; elements and all &lt;p&gt; elements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1"><text:a xlink:type="simple" xlink:href="https://www.w3schools.com/cssref/sel_element_element.asp" text:style-name="ListLabel_20_56" text:visited-style-name="ListLabel_20_56"><text:span text:style-name="ListLabel_20_28"><text:span text:style-name="T1">element element</text:span></text:span></text:a></text:p>
          </table:table-cell>
          <table:table-cell table:style-name="Table1.B1" office:value-type="string">
            <text:p text:style-name="P21"><text:span text:style-name="T1">div p</text:span></text:p>
          </table:table-cell>
          <table:table-cell table:style-name="Table1.B1" office:value-type="string">
            <text:p text:style-name="P21"><text:span text:style-name="T1">Selects all &lt;p&gt; elements inside &lt;div&gt; elements</text:span></text:p>
          </table:table-cell>
        </table:table-row>
        <table:table-row table:style-name="Table1.1">
          <table:table-cell table:style-name="Table1.A1" office:value-type="string">
            <text:p text:style-name="P21"><text:a xlink:type="simple" xlink:href="https://www.w3schools.com/cssref/sel_element_gt.asp" text:style-name="ListLabel_20_56" text:visited-style-name="ListLabel_20_56"><text:span text:style-name="ListLabel_20_28"><text:span text:style-name="T1">element&gt;element</text:span></text:span></text:a></text:p>
          </table:table-cell>
          <table:table-cell table:style-name="Table1.B1" office:value-type="string">
            <text:p text:style-name="P21"><text:span text:style-name="T1">div &gt; p</text:span></text:p>
          </table:table-cell>
          <table:table-cell table:style-name="Table1.B1" office:value-type="string">
            <text:p text:style-name="P21"><text:span text:style-name="T1">Selects all &lt;p&gt; elements where the parent is a &lt;div&gt; element</text:span></text:p>
          </table:table-cell>
        </table:table-row>
        <table:table-row table:style-name="Table1.9">
          <table:table-cell table:style-name="Table1.A1" office:value-type="string">
            <text:p text:style-name="P21"><text:a xlink:type="simple" xlink:href="https://www.w3schools.com/cssref/sel_element_pluss.asp" text:style-name="ListLabel_20_56" text:visited-style-name="ListLabel_20_56"><text:span text:style-name="ListLabel_20_28"><text:span text:style-name="T1">element+element</text:span></text:span></text:a></text:p>
          </table:table-cell>
          <table:table-cell table:style-name="Table1.B1" office:value-type="string">
            <text:p text:style-name="P21"><text:span text:style-name="T1">div + p</text:span></text:p>
          </table:table-cell>
          <table:table-cell table:style-name="Table1.B1" office:value-type="string">
            <text:p text:style-name="P21"><text:span text:style-name="T1">Selects all &lt;p&gt; elements that are placed immediately after &lt;div&gt; elements</text:span></text:p>
          </table:table-cell>
        </table:table-row>
        <table:table-row table:style-name="Table1.1">
          <table:table-cell table:style-name="Table1.A1" office:value-type="string">
            <text:p text:style-name="P21"><text:a xlink:type="simple" xlink:href="https://www.w3schools.com/cssref/sel_gen_sibling.asp" text:style-name="ListLabel_20_56" text:visited-style-name="ListLabel_20_56"><text:span text:style-name="ListLabel_20_28"><text:span text:style-name="T1">element1~element2</text:span></text:span></text:a></text:p>
          </table:table-cell>
          <table:table-cell table:style-name="Table1.B1" office:value-type="string">
            <text:p text:style-name="P21"><text:span text:style-name="T1">p ~ ul</text:span></text:p>
          </table:table-cell>
          <table:table-cell table:style-name="Table1.B1" office:value-type="string">
            <text:p text:style-name="P21"><text:span text:style-name="T1">Selects every &lt;ul&gt; element that are preceded by a &lt;p&gt; element</text:span></text:p>
          </table:table-cell>
        </table:table-row>
      </table:table>
      <text:p text:style-name="P2"/>
      <text:p text:style-name="P7"><text:span text:style-name="T1">9. Define Doctype.</text:span></text:p>
      <text:p text:style-name="P6"><text:span text:style-name="T2">The &lt;!DOCTYPE&gt; declaration is not an HTML tag; it is an instruction to the web browser about what version of HTML the page is written in.</text:span></text:p>
      <text:p text:style-name="P1"/>
      <text:p text:style-name="P7"><text:span text:style-name="T1">10. Explain 5 HTML5 semantic tags.</text:span></text:p>
      <text:p text:style-name="P6"><text:span text:style-name="T1">Section:</text:span></text:p>
      <text:p text:style-name="P6"><text:span text:style-name="T1">The &lt;section&gt; element defines a section in a document.</text:span></text:p>
      <text:p text:style-name="P6"><text:span text:style-name="T1">Example:</text:span></text:p>
      <text:p text:style-name="P2"/>
      <text:p text:style-name="P6"><text:span text:style-name="T1">&lt;section&gt;</text:span></text:p>
      <text:p text:style-name="P6"><text:span text:style-name="T2"><text:s text:c="2"/></text:span><text:span text:style-name="T1">&lt;h1&gt;</text:span><text:span text:style-name="T2">Football</text:span><text:span text:style-name="T1">&lt;/h1&gt;</text:span></text:p>
      <text:p text:style-name="P6"><text:span text:style-name="T2"><text:s text:c="2"/></text:span><text:span text:style-name="T1">&lt;p&gt;</text:span><text:span text:style-name="T2">The World Wide Fund for Nature (WWF) is....</text:span><text:span text:style-name="T1">&lt;/p&gt;</text:span></text:p>
      <text:p text:style-name="P6"><text:span text:style-name="T1">&lt;/section&gt;</text:span></text:p>
      <text:p text:style-name="P6"><text:span text:style-name="T1">Article</text:span></text:p>
      <text:p text:style-name="P6"><text:span text:style-name="T2">The &lt;article&gt; element specifies independent, self-contained content.</text:span></text:p>
      <text:p text:style-name="P6"><text:span text:style-name="T2">Example:</text:span></text:p>
      <text:p text:style-name="P6"><text:span text:style-name="T2">&lt;article&gt;</text:span></text:p>
      <text:p text:style-name="P6"><text:span text:style-name="T2"><text:s text:c="2"/>&lt;h1&gt;What Does WWF Do?&lt;/h1&gt;</text:span></text:p>
      <text:p text:style-name="P6"><text:span text:style-name="T2"><text:s text:c="2"/>&lt;p&gt;If you need more ideas than the ones listed below, just let The Date Safe Project know and we will create a powerful show or article idea just for you. In addition to the below concepts, we can put together an entire series of articles and programs &lt;/p&gt;</text:span></text:p>
      <text:p text:style-name="P6"><text:span text:style-name="T2">&lt;/article&gt;</text:span></text:p>
      <text:p text:style-name="P1"/>
      <text:p text:style-name="P6"><text:span text:style-name="T2">Header:</text:span></text:p>
      <text:p text:style-name="P6"><text:span text:style-name="T2">The &lt;header&gt; element specifies a header for a document or section.</text:span></text:p>
      <text:p text:style-name="P6"><text:span text:style-name="T2"><text:s/>&lt;header&gt;</text:span></text:p>
      <text:p text:style-name="P6"><text:span text:style-name="T2"><text:s text:c="4"/>&lt;h1&gt;What Does WWF Do?&lt;/h1&gt;</text:span></text:p>
      <text:p text:style-name="P6"><text:span text:style-name="T2"><text:s text:c="4"/>&lt;p&gt;WWF's mission:&lt;/p&gt;</text:span></text:p>
      <text:p text:style-name="P6"><text:span text:style-name="T2"><text:s text:c="2"/>&lt;/header&gt;</text:span></text:p>
      <text:p text:style-name="P6"><text:span text:style-name="T2">Footer:</text:span></text:p>
      <text:p text:style-name="P6"><text:span text:style-name="T2">The &lt;footer&gt; element specifies a footer for a document or section.</text:span></text:p>
      <text:p text:style-name="P6"><text:span text:style-name="T2">&lt;footer&gt;</text:span></text:p>
      <text:p text:style-name="P6"><text:soft-page-break/><text:span text:style-name="T2"><text:s text:c="2"/>&lt;p&gt;Posted by: Hege Refsnes&lt;/p&gt;</text:span></text:p>
      <text:p text:style-name="P6"><text:span text:style-name="T2"><text:s text:c="2"/>&lt;p&gt;Contact information: &lt;a href="mailto:someone@example.com"&gt;</text:span></text:p>
      <text:p text:style-name="P6"><text:span text:style-name="T2"><text:s text:c="2"/>someone@example.com&lt;/a&gt;.&lt;/p&gt;</text:span></text:p>
      <text:p text:style-name="P6"><text:span text:style-name="T2">&lt;/footer&gt;</text:span></text:p>
      <text:p text:style-name="P6"><text:span text:style-name="T2">Aside:</text:span></text:p>
      <text:p text:style-name="P6"><text:span text:style-name="T2">The &lt;aside&gt; element defines some content aside from the content it is placed in (like a sidebar).</text:span></text:p>
      <text:p text:style-name="P6"><text:span text:style-name="T2">&lt;aside&gt;</text:span></text:p>
      <text:p text:style-name="P6"><text:span text:style-name="T2"><text:s text:c="2"/>&lt;h4&gt;Epcot Center&lt;/h4&gt;</text:span></text:p>
      <text:p text:style-name="P6"><text:span text:style-name="T2"><text:s text:c="2"/>&lt;p&gt;The Epcot Center is a theme park in Disney World, Florida.&lt;/p&gt;</text:span></text:p>
      <text:p text:style-name="P6"><text:span text:style-name="T2">&lt;/aside&gt;</text:span></text:p>
      <text:p text:style-name="P1"/>
      <text:p text:style-name="P7"><text:span text:style-name="T1">11. Create HTML for web-page.jpg (check resources, highest weightage for answers)</text:span></text:p>
      <text:p text:style-name="P7"><text:span text:style-name="T1">12. Create HTML for form.png (check resources, highest weightage for answers)</text:span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0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ListLabel_20_33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ListLabel_20_34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ListLabel_20_36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ListLabel_20_37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9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ListLabel_20_40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ListLabel_20_42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ListLabel_20_43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ListLabel_20_45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ListLabel_20_46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48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ListLabel_20_49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ListLabel_20_51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ListLabel_20_52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ListLabel_20_54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ListLabel_20_55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17:27.999931987</meta:creation-date>
    <meta:generator>LibreOffice/6.0.7.3$Linux_X86_64 LibreOffice_project/00m0$Build-3</meta:generator>
    <dc:date>2019-02-11T10:21:11.948200809</dc:date>
    <meta:editing-duration>PT3M44S</meta:editing-duration>
    <meta:editing-cycles>1</meta:editing-cycles>
    <meta:document-statistic meta:table-count="1" meta:image-count="0" meta:object-count="0" meta:page-count="4" meta:paragraph-count="114" meta:word-count="791" meta:character-count="4999" meta:non-whitespace-character-count="4288"/>
  </office:meta>
</office:document-meta>
</file>